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draw:fill="none" draw:stroke="solid" svg:stroke-width="0.00694in" svg:stroke-color="#44546a" draw:marker-end="a1329" svg:stroke-opacity="100%" draw:stroke-linejoin="miter" svg:stroke-linecap="butt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none" draw:stroke="solid" svg:stroke-width="0.00694in" svg:stroke-color="#44546a" draw:marker-end="a1169" svg:stroke-opacity="100%" draw:stroke-linejoin="miter" svg:stroke-linecap="butt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5">
      <style:graphic-properties draw:fill="none" draw:stroke="solid" svg:stroke-width="0.00694in" svg:stroke-color="#44546a" draw:marker-end="a1174" svg:stroke-opacity="100%" draw:stroke-linejoin="miter" svg:stroke-linecap="but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42">
      <style:graphic-properties draw:fill="none" draw:stroke="solid" svg:stroke-width="0.00694in" svg:stroke-color="#44546a" draw:marker-end="a1341" svg:stroke-opacity="100%" draw:stroke-linejoin="miter" svg:stroke-linecap="butt"/>
    </style:style>
    <style:style style:family="graphic" style:name="a1344">
      <style:graphic-properties draw:fill="none" draw:stroke="solid" svg:stroke-width="0.00694in" svg:stroke-color="#44546a" draw:marker-end="a1343" svg:stroke-opacity="100%" draw:stroke-linejoin="miter" svg:stroke-linecap="butt"/>
    </style:style>
    <style:style style:family="graphic" style:name="a1346">
      <style:graphic-properties draw:fill="none" draw:stroke="solid" svg:stroke-width="0.00694in" svg:stroke-color="#44546a" draw:marker-end="a1345" svg:stroke-opacity="100%" draw:stroke-linejoin="miter" svg:stroke-linecap="butt"/>
    </style:style>
    <style:style style:family="graphic" style:name="a1348">
      <style:graphic-properties draw:fill="none" draw:stroke="solid" svg:stroke-width="0.00694in" svg:stroke-color="#44546a" draw:marker-end="a1347" svg:stroke-opacity="100%" draw:stroke-linejoin="miter" svg:stroke-linecap="but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none" draw:stroke="solid" svg:stroke-width="0.00694in" svg:stroke-color="#44546a" draw:marker-end="a1179" svg:stroke-opacity="100%" draw:stroke-linejoin="miter" svg:stroke-linecap="butt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50">
      <style:graphic-properties draw:fill="none" draw:stroke="solid" svg:stroke-width="0.00694in" svg:stroke-color="#44546a" draw:marker-end="a1349" svg:stroke-opacity="100%" draw:stroke-linejoin="miter" svg:stroke-linecap="butt"/>
    </style:style>
    <style:style style:family="graphic" style:name="a1352">
      <style:graphic-properties draw:fill="none" draw:stroke="solid" svg:stroke-width="0.00694in" svg:stroke-color="#44546a" draw:marker-end="a1351" svg:stroke-opacity="100%" draw:stroke-linejoin="miter" svg:stroke-linecap="butt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7">
      <style:graphic-properties draw:fill="none" draw:stroke="solid" svg:stroke-width="0.00694in" svg:stroke-color="#44546a" draw:marker-end="a1246" svg:stroke-opacity="100%" draw:stroke-linejoin="miter" svg:stroke-linecap="butt"/>
    </style:style>
    <style:style style:family="graphic" style:name="a1249">
      <style:graphic-properties draw:fill="none" draw:stroke="solid" svg:stroke-width="0.00694in" svg:stroke-color="#44546a" draw:marker-end="a1248" svg:stroke-opacity="100%" draw:stroke-linejoin="miter" svg:stroke-linecap="butt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1369">
      <style:graphic-properties draw:fill="solid" draw:fill-color="#5b9bd5" draw:opacity="100%" draw:stroke="solid" svg:stroke-width="0.02778in" svg:stroke-color="#41719c" svg:stroke-opacity="100%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57">
      <style:graphic-properties draw:fill="none" draw:stroke="solid" svg:stroke-width="0.00694in" svg:stroke-color="#44546a" draw:marker-end="a1256" svg:stroke-opacity="100%" draw:stroke-linejoin="miter" svg:stroke-linecap="butt"/>
    </style:style>
    <style:style style:family="graphic" style:name="a1300">
      <style:graphic-properties draw:fill="none" draw:stroke="solid" svg:stroke-width="0.00694in" svg:stroke-color="#44546a" draw:marker-end="a1299" svg:stroke-opacity="100%" draw:stroke-linejoin="miter" svg:stroke-linecap="butt"/>
    </style:style>
    <style:style style:family="graphic" style:name="a1259">
      <style:graphic-properties draw:fill="none" draw:stroke="solid" svg:stroke-width="0.00694in" svg:stroke-color="#44546a" draw:marker-end="a1258" svg:stroke-opacity="100%" draw:stroke-linejoin="miter" svg:stroke-linecap="butt"/>
    </style:style>
    <style:style style:family="graphic" style:name="a1302">
      <style:graphic-properties draw:fill="none" draw:stroke="solid" svg:stroke-width="0.00694in" svg:stroke-color="#44546a" draw:marker-end="a1301" svg:stroke-opacity="100%" draw:stroke-linejoin="miter" svg:stroke-linecap="butt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4">
      <style:graphic-properties draw:fill="none" draw:stroke="solid" svg:stroke-width="0.00694in" svg:stroke-color="#44546a" draw:marker-end="a1303" svg:stroke-opacity="100%" draw:stroke-linejoin="miter" svg:stroke-linecap="butt"/>
    </style:style>
    <style:style style:family="graphic" style:name="a1306">
      <style:graphic-properties draw:fill="none" draw:stroke="solid" svg:stroke-width="0.00694in" svg:stroke-color="#44546a" draw:marker-end="a1305" svg:stroke-opacity="100%" draw:stroke-linejoin="miter" svg:stroke-linecap="butt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draw:fill="none" draw:stroke="solid" svg:stroke-width="0.00694in" svg:stroke-color="#44546a" draw:marker-end="a1139" svg:stroke-opacity="100%" draw:stroke-linejoin="miter" svg:stroke-linecap="butt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draw:fill="none" draw:stroke="solid" svg:stroke-width="0.00694in" svg:stroke-color="#44546a" draw:marker-end="a1141" svg:stroke-opacity="100%" draw:stroke-linejoin="miter" svg:stroke-linecap="butt"/>
    </style:style>
    <style:style style:family="text" style:name="a11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none" draw:stroke="solid" svg:stroke-width="0.00694in" svg:stroke-color="#44546a" draw:marker-end="a1260" svg:stroke-opacity="100%" draw:stroke-linejoin="miter" svg:stroke-linecap="butt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3">
      <style:graphic-properties draw:fill="none" draw:stroke="solid" svg:stroke-width="0.00694in" svg:stroke-color="#44546a" draw:marker-end="a1152" svg:stroke-opacity="100%" draw:stroke-linejoin="miter" svg:stroke-linecap="butt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8">
      <style:graphic-properties draw:fill="none" draw:stroke="solid" svg:stroke-width="0.00694in" svg:stroke-color="#44546a" draw:marker-end="a1157" svg:stroke-opacity="100%" draw:stroke-linejoin="miter" svg:stroke-linecap="butt"/>
    </style:style>
    <style:style style:family="graphic" style:name="a1201">
      <style:graphic-properties draw:fill="none" draw:stroke="solid" svg:stroke-width="0.00694in" svg:stroke-color="#44546a" draw:marker-end="a1200" svg:stroke-opacity="100%" draw:stroke-linejoin="miter" svg:stroke-linecap="butt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draw:fill="none" draw:stroke="solid" svg:stroke-width="0.00694in" svg:stroke-color="#44546a" draw:marker-end="a1202" svg:stroke-opacity="100%" draw:stroke-linejoin="miter" svg:stroke-linecap="butt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0694in" svg:stroke-color="#44546a" draw:marker-end="a1204" svg:stroke-opacity="100%" draw:stroke-linejoin="miter" svg:stroke-linecap="butt"/>
    </style:style>
    <style:style style:family="graphic" style:name="a12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8">
      <style:graphic-properties draw:fill="none" draw:stroke="solid" svg:stroke-width="0.00694in" svg:stroke-color="#44546a" draw:marker-end="a1327" svg:stroke-opacity="100%" draw:stroke-linejoin="miter" svg:stroke-linecap="butt"/>
    </style:style>
    <style:style style:family="graphic" style:name="a1160">
      <style:graphic-properties draw:fill="none" draw:stroke="solid" svg:stroke-width="0.00694in" svg:stroke-color="#44546a" draw:marker-end="a1159" svg:stroke-opacity="100%" draw:stroke-linejoin="miter" svg:stroke-linecap="butt"/>
    </style:style>
    <style:style style:family="graphic" style:name="a1162">
      <style:graphic-properties draw:fill="none" draw:stroke="solid" svg:stroke-width="0.00694in" svg:stroke-color="#44546a" draw:marker-end="a1161" svg:stroke-opacity="100%" draw:stroke-linejoin="miter" svg:stroke-linecap="butt"/>
    </style:style>
    <style:style style:family="graphic" style:name="a1164">
      <style:graphic-properties draw:fill="none" draw:stroke="solid" svg:stroke-width="0.00694in" svg:stroke-color="#44546a" draw:marker-end="a1163" svg:stroke-opacity="100%" draw:stroke-linejoin="miter" svg:stroke-linecap="butt"/>
    </style:style>
    <style:style style:family="graphic" style:name="a1166">
      <style:graphic-properties draw:fill="none" draw:stroke="solid" svg:stroke-width="0.00694in" svg:stroke-color="#44546a" draw:marker-end="a1165" svg:stroke-opacity="100%" draw:stroke-linejoin="miter" svg:stroke-linecap="butt"/>
    </style:style>
    <style:style style:family="presentation" style:name="a1210">
      <style:graphic-properties draw:fill="solid" draw:fill-color="#5b9bd5" draw:opacity="100%" draw:stroke="solid" svg:stroke-width="0.02778in" svg:stroke-color="#41719c" svg:stroke-opacity="100%"/>
    </style:style>
    <style:style style:family="graphic" style:name="a1168">
      <style:graphic-properties draw:fill="none" draw:stroke="solid" svg:stroke-width="0.00694in" svg:stroke-color="#44546a" draw:marker-end="a1167" svg:stroke-opacity="100%" draw:stroke-linejoin="miter" svg:stroke-linecap="butt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1081" draw:master-page-name="Master1-Layout7-blank-En-blanco" presentation:presentation-page-layout-name="Master1-PPL7" draw:id="Slide-257">
        <draw:custom-shape svg:x="5.74402in" svg:y="0.01231in" svg:width="3.87072in" svg:height="8.26772in" draw:id="id136" draw:style-name="a1084" draw:name="Rectángulo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4882in" svg:y="0.00441in" svg:width="3.86125in" svg:height="0.35933in" draw:id="id137" draw:style-name="a1087" draw:name="Forma libre 15">
          <svg:title/>
          <svg:desc/>
          <text:p text:style-name="a1086" text:class-names="" text:cond-style-name=""><text:span text:style-name="a1085" text:class-names="">Ases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9598in" svg:y="0.00491in" svg:width="1.98985in" svg:height="0.35883in" draw:id="id138" draw:style-name="a1090" draw:name="Forma libre 16">
          <svg:title/>
          <svg:desc/>
          <text:p text:style-name="a1089" text:class-names="" text:cond-style-name=""><text:span text:style-name="a1088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55in" svg:y="4.9341in" svg:width="1.1811in" svg:height="0.66929in" draw:id="id139" draw:style-name="a1093" draw:name="Forma libre 22">
          <svg:title/>
          <svg:desc/>
          <text:p text:style-name="a1092" text:class-names="" text:cond-style-name=""><text:span text:style-name="a1091" text:class-names="">Registran egreso de piezas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8578in" svg:y="3.17871in" svg:width="1.14447in" svg:height="0.53924in" draw:id="id140" draw:style-name="a1100" draw:name="Forma libre 30">
          <svg:title/>
          <svg:desc/>
          <text:p text:style-name="a1099" text:class-names="" text:cond-style-name=""><text:span text:style-name="a1094" text:class-names=""><text:s text:c="1"/>Solicita<text:s text:c="1"/></text:span><text:span text:style-name="a1095" text:class-names="">piezas</text:span><text:span text:style-name="a1096" text:class-names=""><text:s text:c="1"/>para el trabajo encargado</text:span><text:span text:style-name="a1097" text:class-names="">.</text:span><text:span text:style-name="a10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4026in" svg:y="5.8657in" svg:width="1.02362in" svg:height="0.59055in" draw:id="id141" draw:style-name="a1103" draw:name="Forma libre 32">
          <svg:title/>
          <svg:desc/>
          <text:p text:style-name="a1102" text:class-names="" text:cond-style-name=""><text:span text:style-name="a1101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9305in" svg:y="3.26167in" svg:width="1.5955in" svg:height="0.3937in" draw:id="id142" draw:style-name="a1106" draw:name="Forma libre 60">
          <svg:title/>
          <svg:desc/>
          <text:p text:style-name="a1105" text:class-names="" text:cond-style-name=""><text:span text:style-name="a1104" text:class-names="">¿Hay disponibilidad de pieza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39178in" svg:y="2.2488in" svg:width="1.13246in" svg:height="0.56312in" draw:id="id143" draw:style-name="a1109" draw:name="Forma libre 121">
          <svg:title/>
          <svg:desc/>
          <text:p text:style-name="a1108" text:class-names="" text:cond-style-name=""><text:span text:style-name="a1107" text:class-names="">Recib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48107in" svg:y="4.93303in" svg:width="1.16925in" svg:height="0.66942in" draw:id="id144" draw:style-name="a1112" draw:name="Forma libre 127">
          <svg:title/>
          <svg:desc/>
          <text:p text:style-name="a1111" text:class-names="" text:cond-style-name=""><text:span text:style-name="a1110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0847in" svg:y="0in" svg:width="1.91379in" svg:height="0.36374in" draw:id="id145" draw:style-name="a1115" draw:name="Forma libre 131">
          <svg:title/>
          <svg:desc/>
          <text:p text:style-name="a1114" text:class-names="" text:cond-style-name=""><text:span text:style-name="a1113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2038in" svg:y="0in" svg:width="1.92102in" svg:height="8.26772in" draw:id="id146" draw:style-name="a1118" draw:name="Rectángulo 132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489in" svg:y="0.49197in" svg:width="1.2094in" svg:height="0.49557in" draw:id="id147" draw:style-name="a1121" draw:name="Forma libre 133">
          <svg:title/>
          <svg:desc/>
          <text:p text:style-name="a1120" text:class-names="" text:cond-style-name=""><text:span text:style-name="a1119" text:class-names="">Recibe al cliente 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1494in" svg:y="1.26555in" svg:width="1.23582in" svg:height="0.66929in" draw:id="id148" draw:style-name="a1126" draw:name="Forma libre 134">
          <svg:title/>
          <svg:desc/>
          <text:p text:style-name="a1125" text:class-names="" text:cond-style-name=""><text:span text:style-name="a1122" text:class-names="">Registra trabajos encargados en la Orden de<text:s text:c="1"/></text:span><text:span text:style-name="a1123" text:class-names="">Reparación</text:span><text:span text:style-name="a112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22045in" svg:y="2.18862in" svg:width="1.23582in" svg:height="0.66929in" draw:id="id149" draw:style-name="a1129" draw:name="Forma libre 135">
          <svg:title/>
          <svg:desc/>
          <text:p text:style-name="a1128" text:class-names="" text:cond-style-name=""><text:span text:style-name="a1127" text:class-names="">Recibe y controla la unidad. Traslada la misma al taller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90544in" svg:y="0.00433in" svg:width="1.83857in" svg:height="0.35941in" draw:id="id150" draw:style-name="a1132" draw:name="Forma libre 141">
          <svg:title/>
          <svg:desc/>
          <text:p text:style-name="a1131" text:class-names="" text:cond-style-name=""><text:span text:style-name="a1130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982in" svg:y="0in" svg:width="1.8458in" svg:height="8.26772in" draw:id="id151" draw:style-name="a1135" draw:name="Rectángulo 142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065in" svg:y="-0.00036in" svg:width="2.0064in" svg:height="8.26772in" draw:id="id152" draw:style-name="a1138" draw:name="Rectángulo 143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82959in" svg:y1="0.98754in" draw:start-shape="id147" draw:start-glue-point="2" svg:x2="0.83285in" svg:y2="1.26555in" draw:end-shape="id148" draw:end-glue-point="0" draw:id="id153" draw:style-name="a1140" draw:name="Conector recto de flecha 145">
          <svg:title/>
          <svg:desc/>
        </draw:connector>
        <draw:connector draw:type="line" svg:x1="0.83285in" svg:y1="1.93484in" draw:start-shape="id148" draw:start-glue-point="2" svg:x2="0.83836in" svg:y2="2.18862in" draw:end-shape="id149" draw:end-glue-point="0" draw:id="id154" draw:style-name="a1142" draw:name="Conector recto de flecha 147">
          <svg:title/>
          <svg:desc/>
        </draw:connector>
        <draw:custom-shape svg:x="9.61473in" svg:y="0.00441in" svg:width="1.40957in" svg:height="0.35933in" draw:id="id155" draw:style-name="a1145" draw:name="Forma libre 166">
          <svg:title/>
          <svg:desc/>
          <text:p text:style-name="a1144" text:class-names="" text:cond-style-name=""><text:span text:style-name="a1143" text:class-names="">Admin. de Deposi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81572in" svg:y="3.13928in" svg:width="1.02362in" svg:height="0.59055in" draw:id="id156" draw:style-name="a1148" draw:name="Forma libre 171">
          <svg:title/>
          <svg:desc/>
          <text:p text:style-name="a1147" text:class-names="" text:cond-style-name=""><text:span text:style-name="a1146" text:class-names="">Prepara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17726in" svg:y="4.93266in" svg:width="1.1811in" svg:height="0.66929in" draw:id="id157" draw:style-name="a1151" draw:name="Forma libre 172">
          <svg:title/>
          <svg:desc/>
          <text:p text:style-name="a1150" text:class-names="" text:cond-style-name=""><text:span text:style-name="a1149" text:class-names="">Genera vale de repuestos por duplicado. Entrega piezas y document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53025in" svg:y1="3.44833in" draw:start-shape="id140" draw:start-glue-point="1" svg:x2="4.39177in" svg:y2="3.44431in" draw:end-shape="id158" draw:end-glue-point="3" draw:id="id159" draw:style-name="a1153" draw:name="Conector recto de flecha 174">
          <svg:title/>
          <svg:desc/>
        </draw:connector>
        <draw:custom-shape svg:x="6.6348in" svg:y="1.87105in" svg:width="1.30819in" svg:height="0.70663in" draw:id="id160" draw:style-name="a1156" draw:name="Forma libre 179">
          <svg:title/>
          <svg:desc/>
          <text:p text:style-name="a1155" text:class-names="" text:cond-style-name=""><text:span text:style-name="a1154" text:class-names="">Gestión de Compra de Piezas a Mercedes Benz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onnector draw:type="line" svg:x1="7.2908in" svg:y1="3.26167in" draw:start-shape="id142" draw:start-glue-point="0" svg:x2="7.2889in" svg:y2="2.57768in" draw:end-shape="id160" draw:end-glue-point="2" draw:id="id161" draw:style-name="a1158" draw:name="Conector recto de flecha 181">
          <svg:title/>
          <svg:desc/>
        </draw:connector>
        <draw:connector draw:type="line" svg:x1="8.08855in" svg:y1="3.45852in" draw:start-shape="id142" draw:start-glue-point="1" svg:x2="9.81572in" svg:y2="3.43455in" draw:end-shape="id156" draw:end-glue-point="3" draw:id="id162" draw:style-name="a1160" draw:name="Conector recto de flecha 184">
          <svg:title/>
          <svg:desc/>
        </draw:connector>
        <draw:connector draw:type="standard" svg:x1="9.06236in" svg:y1="4.00357in" draw:start-shape="id156" draw:start-glue-point="2" svg:x2="10.60127in" svg:y2="4.995in" draw:end-shape="id139" draw:end-glue-point="1" draw:id="id163" draw:style-name="a1162" draw:transform="translate(-9.83181in -4.49929in) rotate(-1.5708) translate(9.83181in 4.49929in)" draw:name="Conector angular 190">
          <svg:title/>
          <svg:desc/>
        </draw:connector>
        <draw:connector draw:type="line" svg:x1="8.155in" svg:y1="5.26874in" draw:start-shape="id139" draw:start-glue-point="3" svg:x2="7.35836in" svg:y2="5.2673in" draw:end-shape="id157" draw:end-glue-point="1" draw:id="id164" draw:style-name="a1164" draw:name="Conector recto de flecha 192">
          <svg:title/>
          <svg:desc/>
        </draw:connector>
        <draw:connector draw:type="line" svg:x1="8.74555in" svg:y1="5.60339in" draw:start-shape="id139" draw:start-glue-point="2" svg:x2="8.75207in" svg:y2="5.8657in" draw:end-shape="id141" draw:end-glue-point="0" draw:id="id165" draw:style-name="a1166" draw:name="Conector recto de flecha 194">
          <svg:title/>
          <svg:desc/>
        </draw:connector>
        <draw:connector draw:type="line" svg:x1="6.17726in" svg:y1="5.2673in" draw:start-shape="id157" draw:start-glue-point="3" svg:x2="3.65032in" svg:y2="5.26774in" draw:end-shape="id144" draw:end-glue-point="1" draw:id="id166" draw:style-name="a1168" draw:name="Conector recto de flecha 196">
          <svg:title/>
          <svg:desc/>
        </draw:connector>
        <draw:connector draw:type="line" svg:x1="1.45627in" svg:y1="2.52326in" draw:start-shape="id149" draw:start-glue-point="1" svg:x2="2.39178in" svg:y2="2.53036in" draw:end-shape="id143" draw:end-glue-point="3" draw:id="id167" draw:style-name="a1170" draw:name="Conector recto de flecha 206">
          <svg:title/>
          <svg:desc/>
        </draw:connector>
        <draw:custom-shape svg:x="7.16308in" svg:y="1.27074in" svg:width="0.19685in" svg:height="0.19685in" draw:id="id168" draw:style-name="a1173" draw:name="Forma libre 230">
          <svg:title/>
          <svg:desc/>
          <text:p text:style-name="a1172" text:class-names="" text:cond-style-name=""><text:span text:style-name="a1171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7.26151in" svg:y1="1.46759in" draw:start-shape="id168" draw:start-glue-point="2" svg:x2="7.2889in" svg:y2="1.87105in" draw:end-shape="id160" draw:end-glue-point="0" draw:id="id169" draw:style-name="a1175" draw:name="Conector recto de flecha 232">
          <svg:title/>
          <svg:desc/>
        </draw:connector>
        <draw:custom-shape svg:x="8.65978in" svg:y="6.871in" svg:width="0.19685in" svg:height="0.19685in" draw:id="id170" draw:style-name="a1178" draw:name="Forma libre 233">
          <svg:title/>
          <svg:desc/>
          <text:p text:style-name="a1177" text:class-names="" text:cond-style-name=""><text:span text:style-name="a1176" text:class-names="">1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8.75207in" svg:y1="6.45625in" draw:start-shape="id141" draw:start-glue-point="2" svg:x2="8.7582in" svg:y2="6.871in" draw:end-shape="id170" draw:end-glue-point="0" draw:id="id171" draw:style-name="a1180" draw:name="Conector recto de flecha 235">
          <svg:title/>
          <svg:desc/>
        </draw:connector>
        <draw:custom-shape svg:x="9.6194in" svg:y="0.01231in" svg:width="1.41485in" svg:height="8.26772in" draw:id="id172" draw:style-name="a1183" draw:name="Rectángulo 239">
          <svg:title/>
          <svg:desc/>
          <text:p text:style-name="a1182" text:class-names="" text:cond-style-name=""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186" draw:name="CuadroTexto 242" svg:x="7.31505in" svg:y="2.83783in" svg:width="0.35433in" svg:height="0.31496in">
          <draw:text-box>
            <text:p text:style-name="a1185" text:class-names="" text:cond-style-name=""><text:span text:style-name="a1184" text:class-names="">NO</text:span></text:p>
          </draw:text-box>
          <svg:title/>
          <svg:desc/>
        </draw:frame>
        <draw:frame draw:id="id174" draw:style-name="a1189" draw:name="CuadroTexto 243" svg:x="9.31715in" svg:y="3.2178in" svg:width="0.35433in" svg:height="0.31496in">
          <draw:text-box>
            <text:p text:style-name="a1188" text:class-names="" text:cond-style-name=""><text:span text:style-name="a1187" text:class-names="">SI</text:span></text:p>
          </draw:text-box>
          <svg:title/>
          <svg:desc/>
        </draw:frame>
        <draw:custom-shape svg:x="4.39177in" svg:y="3.17469in" svg:width="1.14447in" svg:height="0.53924in" draw:id="id158" draw:style-name="a1195" draw:name="Forma libre 30">
          <svg:title/>
          <svg:desc/>
          <text:p text:style-name="a1194" text:class-names="" text:cond-style-name=""><text:span text:style-name="a1190" text:class-names=""><text:s text:c="1"/></text:span><text:span text:style-name="a1191" text:class-names="">Aprueba</text:span><text:span text:style-name="a1192" text:class-names=""><text:s text:c="1"/>el pedido de piezas de acuerdo al trabajo solicitado</text:span><text:span text:style-name="a11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6885in" svg:y="3.99383in" svg:width="0.19685in" svg:height="0.19685in" draw:id="id175" draw:style-name="a1199" draw:name="Forma libre 233">
          <svg:title/>
          <svg:desc/>
          <text:p text:style-name="a1198" text:class-names="" text:cond-style-name=""><text:span text:style-name="a1196" text:class-names="">2</text:span><text:span text:style-name="a1197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2.95801in" svg:y1="2.81192in" draw:start-shape="id143" draw:start-glue-point="2" svg:x2="2.95802in" svg:y2="3.17871in" draw:end-shape="id140" draw:end-glue-point="0" draw:id="id176" draw:style-name="a1201" draw:name="Conector recto de flecha 86">
          <svg:title/>
          <svg:desc/>
        </draw:connector>
        <draw:connector draw:type="line" svg:x1="2.96727in" svg:y1="3.99383in" draw:start-shape="id175" draw:start-glue-point="0" svg:x2="2.95802in" svg:y2="3.71795in" draw:end-shape="id140" draw:end-glue-point="2" draw:id="id177" draw:style-name="a1203" draw:name="Conector recto de flecha 95">
          <svg:title/>
          <svg:desc/>
        </draw:connector>
        <draw:connector draw:type="line" svg:x1="5.53624in" svg:y1="3.44431in" draw:start-shape="id158" draw:start-glue-point="1" svg:x2="6.49305in" svg:y2="3.45852in" draw:end-shape="id142" draw:end-glue-point="3" draw:id="id178" draw:style-name="a1205" draw:name="Conector recto de flecha 98">
          <svg:title/>
          <svg:desc/>
        </draw:connector>
        <presentation:notes draw:style-name="a1211">
          <draw:frame draw:id="id179" draw:style-name="a1208" draw:name="Marcador de número de diapositiva 6" svg:x="4.67953in" svg:y="11.10827in" svg:width="3.5878in" svg:height="0.58425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frame draw:id="id180" presentation:style-name="a1209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81" presentation:style-name="a1210" draw:name="Marcador de imagen de diapositiva 2">
            <svg:title/>
            <svg:desc/>
          </draw:page-thumbnail>
        </presentation:notes>
      </draw:page>
      <draw:page draw:name="Slide3" draw:style-name="a1212" draw:master-page-name="Master1-Layout7-blank-En-blanco" presentation:presentation-page-layout-name="Master1-PPL7" draw:id="Slide-258">
        <draw:custom-shape svg:x="7.15359in" svg:y="0.01573in" svg:width="3.87072in" svg:height="8.26772in" draw:id="id182" draw:style-name="a1215" draw:name="Rectángulo 12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5839in" svg:y="0.00783in" svg:width="3.86125in" svg:height="0.35933in" draw:id="id183" draw:style-name="a1218" draw:name="Forma libre 15">
          <svg:title/>
          <svg:desc/>
          <text:p text:style-name="a1217" text:class-names="" text:cond-style-name=""><text:span text:style-name="a1216" text:class-names="">Asesor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0445in" svg:y="0.00833in" svg:width="3.40574in" svg:height="0.35883in" draw:id="id184" draw:style-name="a1221" draw:name="Forma libre 16">
          <svg:title/>
          <svg:desc/>
          <text:p text:style-name="a1220" text:class-names="" text:cond-style-name=""><text:span text:style-name="a1219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00343in" svg:width="1.91379in" svg:height="0.36374in" draw:id="id185" draw:style-name="a1224" draw:name="Forma libre 131">
          <svg:title/>
          <svg:desc/>
          <text:p text:style-name="a1223" text:class-names="" text:cond-style-name=""><text:span text:style-name="a1222" text:class-names="">Asesor de Servici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1191in" svg:y="0.00343in" svg:width="1.92102in" svg:height="8.26772in" draw:id="id186" draw:style-name="a1227" draw:name="Rectángulo 132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2649in" svg:y="5.72726in" svg:width="1.21107in" svg:height="0.47642in" draw:id="id187" draw:style-name="a1230" draw:name="Forma libre 137">
          <svg:title/>
          <svg:desc/>
          <text:p text:style-name="a1229" text:class-names="" text:cond-style-name=""><text:span text:style-name="a1228" text:class-names="">Realiza control del trabajo realizado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1004in" svg:y="5.72462in" svg:width="1.16925in" svg:height="0.5083in" draw:id="id188" draw:style-name="a1233" draw:name="Forma libre 138">
          <svg:title/>
          <svg:desc/>
          <text:p text:style-name="a1232" text:class-names="" text:cond-style-name=""><text:span text:style-name="a1231" text:class-names="">Entrega la unidad al cliente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0745in" svg:y="6.66354in" svg:width="1.16925in" svg:height="0.66942in" draw:id="id189" draw:style-name="a1236" draw:name="Forma libre 139">
          <svg:title/>
          <svg:desc/>
          <text:p text:style-name="a1235" text:class-names="" text:cond-style-name=""><text:span text:style-name="a1234" text:class-names="">Realiza la factura y cierra la Orden de Reparación en el sistem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1501in" svg:y="0.00775in" svg:width="1.83857in" svg:height="0.35941in" draw:id="id190" draw:style-name="a1239" draw:name="Forma libre 141">
          <svg:title/>
          <svg:desc/>
          <text:p text:style-name="a1238" text:class-names="" text:cond-style-name=""><text:span text:style-name="a1237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0777in" svg:y="0.00343in" svg:width="1.8458in" svg:height="8.26772in" draw:id="id191" draw:style-name="a1242" draw:name="Rectángulo 142">
          <svg:title/>
          <svg:desc/>
          <text:p text:style-name="a1241" text:class-names="" text:cond-style-name=""><text:span text:style-name="a12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0912in" svg:y="0.00307in" svg:width="3.40587in" svg:height="8.26772in" draw:id="id192" draw:style-name="a1245" draw:name="Rectángulo 143">
          <svg:title/>
          <svg:desc/>
          <text:p text:style-name="a1244" text:class-names="" text:cond-style-name=""><text:span text:style-name="a1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2649in" svg:y1="5.96547in" draw:start-shape="id187" draw:start-glue-point="3" svg:x2="1.57929in" svg:y2="5.97877in" draw:end-shape="id188" draw:end-glue-point="1" draw:id="id193" draw:style-name="a1247" draw:name="Conector recto de flecha 155">
          <svg:title/>
          <svg:desc/>
        </draw:connector>
        <draw:connector draw:type="line" svg:x1="0.99467in" svg:y1="6.23292in" draw:start-shape="id188" draw:start-glue-point="2" svg:x2="0.99208in" svg:y2="6.66354in" draw:end-shape="id189" draw:end-glue-point="0" draw:id="id194" draw:style-name="a1249" draw:name="Conector recto de flecha 157">
          <svg:title/>
          <svg:desc/>
        </draw:connector>
        <draw:custom-shape svg:x="2.39159in" svg:y="4.44977in" svg:width="1.54789in" svg:height="0.41658in" draw:id="id195" draw:style-name="a1252" draw:name="Forma libre 169">
          <svg:title/>
          <svg:desc/>
          <text:p text:style-name="a1251" text:class-names="" text:cond-style-name=""><text:span text:style-name="a1250" text:class-names="">¿Requiere trabajos adicionales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31862in" svg:y="4.31621in" svg:width="1.16925in" svg:height="0.66942in" draw:id="id196" draw:style-name="a1255" draw:name="Forma libre 170">
          <svg:title/>
          <svg:desc/>
          <text:p text:style-name="a1254" text:class-names="" text:cond-style-name=""><text:span text:style-name="a1253" text:class-names="">Realiza la ampliación de la Orden de Reparación. Solicita autorización al cliente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39159in" svg:y1="4.65806in" draw:start-shape="id195" draw:start-glue-point="3" svg:x2="1.48787in" svg:y2="4.65092in" draw:end-shape="id196" draw:end-glue-point="1" draw:id="id197" draw:style-name="a1257" draw:name="Conector recto de flecha 200">
          <svg:title/>
          <svg:desc/>
        </draw:connector>
        <draw:connector draw:type="standard" svg:x1="1.162in" svg:y1="4.06131in" draw:start-shape="id196" draw:start-glue-point="0" svg:x2="0.64834in" svg:y2="4.05745in" draw:end-shape="id198" draw:end-glue-point="2" draw:id="id199" draw:style-name="a1259" draw:transform="translate(-0.90517in -4.05938in) rotate(-1.5708) translate(0.90517in 4.05938in)" draw:name="Conector angular 202">
          <svg:title/>
          <svg:desc/>
        </draw:connector>
        <draw:connector draw:type="standard" svg:x1="3.93948in" svg:y1="4.65806in" draw:start-shape="id195" draw:start-glue-point="1" svg:x2="6.23203in" svg:y2="5.72726in" draw:end-shape="id187" draw:end-glue-point="0" draw:id="id200" draw:style-name="a1261" draw:name="Conector angular 204">
          <svg:title/>
          <svg:desc/>
        </draw:connector>
        <draw:frame draw:id="id201" draw:style-name="a1264" draw:name="CuadroTexto 246" svg:x="4.15399in" svg:y="4.39685in" svg:width="0.35433in" svg:height="0.31496in">
          <draw:text-box>
            <text:p text:style-name="a1263" text:class-names="" text:cond-style-name=""><text:span text:style-name="a1262" text:class-names="">NO</text:span></text:p>
          </draw:text-box>
          <svg:title/>
          <svg:desc/>
        </draw:frame>
        <draw:frame draw:id="id202" draw:style-name="a1267" draw:name="CuadroTexto 247" svg:x="2.09484in" svg:y="4.43618in" svg:width="0.35433in" svg:height="0.31496in">
          <draw:text-box>
            <text:p text:style-name="a1266" text:class-names="" text:cond-style-name=""><text:span text:style-name="a1265" text:class-names="">SI</text:span></text:p>
          </draw:text-box>
          <svg:title/>
          <svg:desc/>
        </draw:frame>
        <draw:custom-shape svg:x="2.38211in" svg:y="1.43387in" svg:width="1.54789in" svg:height="0.41658in" draw:id="id203" draw:style-name="a1273" draw:name="Forma libre 169">
          <svg:title/>
          <svg:desc/>
          <text:p text:style-name="a1272" text:class-names="" text:cond-style-name=""><text:span text:style-name="a1268" text:class-names="">¿</text:span><text:span text:style-name="a1269" text:class-names="">Debe devolver/ cambiar piezas</text:span><text:span text:style-name="a1270" text:class-names="">?</text:span><text:span text:style-name="a1271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43307in" svg:y="1.36492in" svg:width="1.21107in" svg:height="0.47642in" draw:id="id204" draw:style-name="a1277" draw:name="Forma libre 137">
          <svg:title/>
          <svg:desc/>
          <text:p text:style-name="a1276" text:class-names="" text:cond-style-name=""><text:span text:style-name="a1274" text:class-names="">Genera Vale de Devolución de Piezas.<text:s text:c="1"/></text:span><text:span text:style-name="a12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8655in" svg:y="2.00888in" svg:width="1.21107in" svg:height="0.47642in" draw:id="id205" draw:style-name="a1283" draw:name="Forma libre 137">
          <svg:title/>
          <svg:desc/>
          <text:p text:style-name="a1282" text:class-names="" text:cond-style-name=""><text:span text:style-name="a1278" text:class-names="">Aprueba la el</text:span><text:span text:style-name="a1279" text:class-names=""><text:s text:c="1"/>documento de devolución</text:span><text:span text:style-name="a1280" text:class-names="">.<text:s text:c="1"/></text:span><text:span text:style-name="a12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2081in" svg:y="2.65427in" svg:width="1.21107in" svg:height="0.47642in" draw:id="id206" draw:style-name="a1287" draw:name="Forma libre 137">
          <svg:title/>
          <svg:desc/>
          <text:p text:style-name="a1286" text:class-names="" text:cond-style-name=""><text:span text:style-name="a1284" text:class-names="">Entrega pieza al mostrador de taller.</text:span><text:span text:style-name="a12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46396in" svg:y="2.66367in" svg:width="1.21107in" svg:height="0.47642in" draw:id="id207" draw:style-name="a1292" draw:name="Forma libre 137">
          <svg:title/>
          <svg:desc/>
          <text:p text:style-name="a1291" text:class-names="" text:cond-style-name=""><text:span text:style-name="a1288" text:class-names="">Controla</text:span><text:span text:style-name="a1289" text:class-names=""><text:s text:c="1"/>el estado de la pieza devuelta</text:span><text:span text:style-name="a12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0501in" svg:y="3.47322in" svg:width="1.54789in" svg:height="0.41658in" draw:id="id208" draw:style-name="a1298" draw:name="Forma libre 169">
          <svg:title/>
          <svg:desc/>
          <text:p text:style-name="a1297" text:class-names="" text:cond-style-name=""><text:span text:style-name="a1293" text:class-names="">¿</text:span><text:span text:style-name="a1294" text:class-names="">Ingresa al stock del sistema</text:span><text:span text:style-name="a1295" text:class-names="">?</text:span><text:span text:style-name="a1296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93in" svg:y1="1.64216in" draw:start-shape="id203" draw:start-glue-point="1" svg:x2="7.43307in" svg:y2="1.60313in" draw:end-shape="id204" draw:end-glue-point="3" draw:id="id209" draw:style-name="a1300" draw:name="Conector recto de flecha 57">
          <svg:title/>
          <svg:desc/>
        </draw:connector>
        <draw:connector draw:type="standard" svg:x1="7.26523in" svg:y1="1.47372in" draw:start-shape="id204" draw:start-glue-point="2" svg:x2="7.67098in" svg:y2="2.61471in" draw:end-shape="id205" draw:end-glue-point="1" draw:id="id210" draw:style-name="a1302" draw:transform="translate(-7.46811in -2.04422in) rotate(-1.5708) translate(7.46811in 2.04422in)" draw:name="Conector angular 65">
          <svg:title/>
          <svg:desc/>
        </draw:connector>
        <draw:connector draw:type="standard" svg:x1="4.22635in" svg:y1="2.65427in" draw:start-shape="id205" draw:start-glue-point="3" svg:x2="5.68655in" svg:y2="2.24709in" draw:end-shape="id206" draw:end-glue-point="0" draw:id="id211" draw:style-name="a1304" draw:transform="translate(-4.95645in -2.45068in) rotate(-3.14159) translate(4.95645in 2.45068in)" draw:name="Conector angular 67">
          <svg:title/>
          <svg:desc/>
        </draw:connector>
        <draw:connector draw:type="line" svg:x1="4.83188in" svg:y1="2.89248in" draw:start-shape="id206" draw:start-glue-point="1" svg:x2="7.46396in" svg:y2="2.90188in" draw:end-shape="id207" draw:end-glue-point="3" draw:id="id212" draw:style-name="a1306" draw:name="Conector recto de flecha 76">
          <svg:title/>
          <svg:desc/>
        </draw:connector>
        <draw:custom-shape svg:x="9.60508in" svg:y="3.38624in" svg:width="1.02362in" svg:height="0.59055in" draw:id="id213" draw:style-name="a1309" draw:name="Forma libre 32">
          <svg:title/>
          <svg:desc/>
          <text:p text:style-name="a1308" text:class-names="" text:cond-style-name=""><text:span text:style-name="a1307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4444in" svg:y="4.44977in" svg:width="1.21107in" svg:height="0.66327in" draw:id="id214" draw:style-name="a1314" draw:name="Forma libre 137">
          <svg:title/>
          <svg:desc/>
          <text:p text:style-name="a1313" text:class-names="" text:cond-style-name=""><text:span text:style-name="a1310" text:class-names="">S</text:span><text:span text:style-name="a1311" text:class-names="">e ingresa la pieza la stock de usados</text:span><text:span text:style-name="a13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0476in" svg:y="5.33666in" svg:width="1.1811in" svg:height="0.6681in" draw:id="id215" draw:style-name="a1319" draw:name="Forma libre 25">
          <svg:title/>
          <svg:desc/>
          <text:p text:style-name="a1318" text:class-names="" text:cond-style-name=""><text:span text:style-name="a1315" text:class-names="">Gestión de Reclamos y Devolución de<text:s text:c="1"/></text:span><text:span text:style-name="a1316" text:class-names="">Piezas a MB</text:span><text:span text:style-name="a1317" text:class-names=""/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2.57271in" svg:y="0.44903in" svg:width="1.16925in" svg:height="0.66942in" draw:id="id216" draw:style-name="a1322" draw:name="Forma libre 127">
          <svg:title/>
          <svg:desc/>
          <text:p text:style-name="a1321" text:class-names="" text:cond-style-name=""><text:span text:style-name="a1320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80867in" svg:y="3.6057in" svg:width="0.19685in" svg:height="0.19685in" draw:id="id198" draw:style-name="a1326" draw:name="Forma libre 233">
          <svg:title/>
          <svg:desc/>
          <text:p text:style-name="a1325" text:class-names="" text:cond-style-name=""><text:span text:style-name="a1323" text:class-names="">2</text:span><text:span text:style-name="a1324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4.22635in" svg:y1="3.13069in" draw:start-shape="id206" draw:start-glue-point="2" svg:x2="4.22635in" svg:y2="3.53788in" draw:id="id217" draw:style-name="a1328" draw:name="Conector recto de flecha 103">
          <svg:title/>
          <svg:desc/>
        </draw:connector>
        <draw:connector draw:type="line" svg:x1="8.8529in" svg:y1="3.68151in" draw:start-shape="id208" draw:start-glue-point="1" svg:x2="9.60508in" svg:y2="3.68151in" draw:end-shape="id213" draw:end-glue-point="3" draw:id="id218" draw:style-name="a1330" draw:name="Conector recto de flecha 107">
          <svg:title/>
          <svg:desc/>
        </draw:connector>
        <draw:custom-shape svg:x="7.31959in" svg:y="4.57311in" svg:width="1.54789in" svg:height="0.41658in" draw:id="id219" draw:style-name="a1336" draw:name="Forma libre 169">
          <svg:title/>
          <svg:desc/>
          <text:p text:style-name="a1335" text:class-names="" text:cond-style-name=""><text:span text:style-name="a1331" text:class-names="">¿</text:span><text:span text:style-name="a1332" text:class-names="">Es posible devolver a fabrica</text:span><text:span text:style-name="a1333" text:class-names="">?</text:span><text:span text:style-name="a1334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4.15636in" svg:y="3.5378in" svg:width="0.19685in" svg:height="0.19685in" draw:id="id220" draw:style-name="a1340" draw:name="Forma libre 233">
          <svg:title/>
          <svg:desc/>
          <text:p text:style-name="a1339" text:class-names="" text:cond-style-name=""><text:span text:style-name="a1337" text:class-names="">2</text:span><text:span text:style-name="a1338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2 / ?f16"/>
            <draw:equation draw:name="f28" draw:formula="?f23 / ?f16"/>
            <draw:equation draw:name="f29" draw:formula="?f20 / ?f16"/>
            <draw:equation draw:name="f30" draw:formula="?f21 / ?f16"/>
            <draw:equation draw:name="f31" draw:formula="?f24 / ?f16"/>
            <draw:equation draw:name="f32" draw:formula="?f25 / ?f2"/>
            <draw:equation draw:name="f33" draw:formula="?f32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onnector draw:type="line" svg:x1="3.15733in" svg:y1="1.11845in" draw:start-shape="id216" draw:start-glue-point="2" svg:x2="3.15606in" svg:y2="1.43387in" draw:end-shape="id203" draw:end-glue-point="0" draw:id="id221" draw:style-name="a1342" draw:name="Conector recto de flecha 116">
          <svg:title/>
          <svg:desc/>
        </draw:connector>
        <draw:connector draw:type="line" svg:x1="3.15606in" svg:y1="1.85045in" draw:start-shape="id203" draw:start-glue-point="2" svg:x2="3.16553in" svg:y2="4.44977in" draw:end-shape="id195" draw:end-glue-point="0" draw:id="id222" draw:style-name="a1344" draw:name="Conector recto de flecha 118">
          <svg:title/>
          <svg:desc/>
        </draw:connector>
        <draw:connector draw:type="line" svg:x1="8.06949in" svg:y1="3.14009in" draw:start-shape="id207" draw:start-glue-point="2" svg:x2="8.07896in" svg:y2="3.47322in" draw:end-shape="id208" draw:end-glue-point="0" draw:id="id223" draw:style-name="a1346" draw:name="Conector recto de flecha 121">
          <svg:title/>
          <svg:desc/>
        </draw:connector>
        <draw:connector draw:type="line" svg:x1="8.07896in" svg:y1="3.8898in" draw:start-shape="id208" draw:start-glue-point="2" svg:x2="8.09354in" svg:y2="4.57311in" draw:end-shape="id219" draw:end-glue-point="0" draw:id="id224" draw:style-name="a1348" draw:name="Conector recto de flecha 123">
          <svg:title/>
          <svg:desc/>
        </draw:connector>
        <draw:connector draw:type="line" svg:x1="8.09354in" svg:y1="4.98969in" draw:start-shape="id219" draw:start-glue-point="2" svg:x2="8.09531in" svg:y2="5.33666in" draw:end-shape="id215" draw:end-glue-point="0" draw:id="id225" draw:style-name="a1350" draw:name="Conector recto de flecha 125">
          <svg:title/>
          <svg:desc/>
        </draw:connector>
        <draw:connector draw:type="line" svg:x1="8.86748in" svg:y1="4.7814in" draw:start-shape="id219" draw:start-glue-point="1" svg:x2="9.54444in" svg:y2="4.7814in" draw:end-shape="id214" draw:end-glue-point="3" draw:id="id226" draw:style-name="a1352" draw:name="Conector recto de flecha 127">
          <svg:title/>
          <svg:desc/>
        </draw:connector>
        <draw:frame draw:id="id227" draw:style-name="a1355" draw:name="CuadroTexto 242" svg:x="8.11271in" svg:y="4.00573in" svg:width="0.40915in" svg:height="0.28772in">
          <draw:text-box>
            <text:p text:style-name="a1354" text:class-names="" text:cond-style-name=""><text:span text:style-name="a1353" text:class-names="">NO</text:span></text:p>
          </draw:text-box>
          <svg:title/>
          <svg:desc/>
        </draw:frame>
        <draw:frame draw:id="id228" draw:style-name="a1358" draw:name="CuadroTexto 243" svg:x="9.00433in" svg:y="3.47322in" svg:width="0.31509in" svg:height="0.27176in">
          <draw:text-box>
            <text:p text:style-name="a1357" text:class-names="" text:cond-style-name=""><text:span text:style-name="a1356" text:class-names="">SI</text:span></text:p>
          </draw:text-box>
          <svg:title/>
          <svg:desc/>
        </draw:frame>
        <draw:frame draw:id="id229" draw:style-name="a1361" draw:name="CuadroTexto 242" svg:x="8.82732in" svg:y="4.59705in" svg:width="0.40915in" svg:height="0.28772in">
          <draw:text-box>
            <text:p text:style-name="a1360" text:class-names="" text:cond-style-name=""><text:span text:style-name="a1359" text:class-names="">NO</text:span></text:p>
          </draw:text-box>
          <svg:title/>
          <svg:desc/>
        </draw:frame>
        <draw:frame draw:id="id230" draw:style-name="a1364" draw:name="CuadroTexto 243" svg:x="8.08881in" svg:y="5.06454in" svg:width="0.31509in" svg:height="0.27176in">
          <draw:text-box>
            <text:p text:style-name="a1363" text:class-names="" text:cond-style-name=""><text:span text:style-name="a1362" text:class-names="">SI</text:span></text:p>
          </draw:text-box>
          <svg:title/>
          <svg:desc/>
        </draw:frame>
        <presentation:notes draw:style-name="a1370">
          <draw:frame draw:id="id231" draw:style-name="a1367" draw:name="Marcador de número de diapositiva 6" svg:x="4.67953in" svg:y="11.10827in" svg:width="3.5878in" svg:height="0.58425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  <draw:frame draw:id="id232" presentation:style-name="a1368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233" presentation:style-name="a1369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39" svg:viewBox="0 0 20 30" svg:d="m10 0-10 30h20z"/>
    <draw:marker draw:name="a1351" svg:viewBox="0 0 20 30" svg:d="m10 0-10 30h20z"/>
    <draw:marker draw:name="a1246" svg:viewBox="0 0 20 30" svg:d="m10 0-10 30h20z"/>
    <draw:marker draw:name="a1179" svg:viewBox="0 0 20 30" svg:d="m10 0-10 30h20z"/>
    <draw:marker draw:name="a1248" svg:viewBox="0 0 20 30" svg:d="m10 0-10 30h20z"/>
    <draw:marker draw:name="a1161" svg:viewBox="0 0 20 30" svg:d="m10 0-10 30h20z"/>
    <draw:marker draw:name="a1163" svg:viewBox="0 0 20 30" svg:d="m10 0-10 30h20z"/>
    <draw:marker draw:name="a1301" svg:viewBox="0 0 20 30" svg:d="m10 0-10 30h20z"/>
    <draw:marker draw:name="a1165" svg:viewBox="0 0 20 30" svg:d="m10 0-10 30h20z"/>
    <draw:marker draw:name="a1303" svg:viewBox="0 0 20 30" svg:d="m10 0-10 30h20z"/>
    <draw:marker draw:name="a1341" svg:viewBox="0 0 20 30" svg:d="m10 0-10 30h20z"/>
    <draw:marker draw:name="a1167" svg:viewBox="0 0 20 30" svg:d="m10 0-10 30h20z"/>
    <draw:marker draw:name="a1305" svg:viewBox="0 0 20 30" svg:d="m10 0-10 30h20z"/>
    <draw:marker draw:name="a1343" svg:viewBox="0 0 20 30" svg:d="m10 0-10 30h20z"/>
    <draw:marker draw:name="a1169" svg:viewBox="0 0 20 30" svg:d="m10 0-10 30h20z"/>
    <draw:marker draw:name="a1345" svg:viewBox="0 0 20 30" svg:d="m10 0-10 30h20z"/>
    <draw:marker draw:name="a1152" svg:viewBox="0 0 20 30" svg:d="m10 0-10 30h20z"/>
    <draw:marker draw:name="a1347" svg:viewBox="0 0 20 30" svg:d="m10 0-10 30h20z"/>
    <draw:marker draw:name="a1260" svg:viewBox="0 0 20 30" svg:d="m10 0-10 30h20z"/>
    <draw:marker draw:name="a1349" svg:viewBox="0 0 20 30" svg:d="m10 0-10 30h20z"/>
    <draw:marker draw:name="a1157" svg:viewBox="0 0 20 30" svg:d="m10 0-10 30h20z"/>
    <draw:marker draw:name="a1159" svg:viewBox="0 0 20 30" svg:d="m10 0-10 30h20z"/>
    <draw:marker draw:name="a1141" svg:viewBox="0 0 20 30" svg:d="m10 0-10 30h20z"/>
    <draw:marker draw:name="a1256" svg:viewBox="0 0 20 30" svg:d="m10 0-10 30h20z"/>
    <draw:marker draw:name="a1200" svg:viewBox="0 0 20 30" svg:d="m10 0-10 30h20z"/>
    <draw:marker draw:name="a1258" svg:viewBox="0 0 20 30" svg:d="m10 0-10 30h20z"/>
    <draw:marker draw:name="a1327" svg:viewBox="0 0 20 30" svg:d="m10 0-10 30h20z"/>
    <draw:marker draw:name="a1202" svg:viewBox="0 0 20 30" svg:d="m10 0-10 30h20z"/>
    <draw:marker draw:name="a1329" svg:viewBox="0 0 20 30" svg:d="m10 0-10 30h20z"/>
    <draw:marker draw:name="a1204" svg:viewBox="0 0 20 30" svg:d="m10 0-10 30h20z"/>
    <draw:marker draw:name="a1299" svg:viewBox="0 0 20 30" svg:d="m10 0-10 30h20z"/>
    <draw:marker draw:name="a1174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1-15T21:16:16Z</dc:date>
    <meta:editing-cycles>55</meta:editing-cycles>
    <meta:editing-duration>PT142947S</meta:editing-duration>
    <meta:document-statistic meta:paragraph-count="53" meta:word-count="274"/>
  </office:meta>
</office:document-meta>
</file>